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NF 13315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NF 13329 - mens. 1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2-09" calcext:value-type="date">
            <text:p>09/12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NF 13343 - mens. 1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7]-[.F7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7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13.44073614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13.443427037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13.4479617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4:31:24.059719018</dc:date>
    <meta:print-date>2014-03-31T11:38:55.658630431</meta:print-date>
    <dc:language>pt-PT</dc:language>
    <meta:editing-cycles>535</meta:editing-cycles>
    <meta:editing-duration>P2DT13H25M29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